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DejaVu Sans" fo:font-size="10pt" officeooo:rsid="0013967e" officeooo:paragraph-rsid="0013967e" style:font-size-asian="10pt" style:font-size-complex="10pt"/>
    </style:style>
    <style:style style:name="P2" style:family="paragraph" style:parent-style-name="Footer">
      <style:text-properties style:font-name="DejaVu Sans" fo:font-size="10pt" officeooo:paragraph-rsid="0013967e" style:font-size-asian="10pt" style:font-size-complex="10pt"/>
    </style:style>
    <style:style style:name="P3" style:family="paragraph" style:parent-style-name="Heading_20_1">
      <style:text-properties officeooo:paragraph-rsid="001236c2"/>
    </style:style>
    <style:style style:name="P4" style:family="paragraph" style:parent-style-name="Standard">
      <style:text-properties officeooo:rsid="0010e551" officeooo:paragraph-rsid="0010e551"/>
    </style:style>
    <style:style style:name="P5" style:family="paragraph" style:parent-style-name="Standard">
      <style:text-properties officeooo:rsid="0010e551" officeooo:paragraph-rsid="00122eeb"/>
    </style:style>
    <style:style style:name="P6" style:family="paragraph" style:parent-style-name="Standard">
      <style:text-properties officeooo:rsid="0010e551" officeooo:paragraph-rsid="001236c2"/>
    </style:style>
    <style:style style:name="P7" style:family="paragraph" style:parent-style-name="Standard">
      <style:text-properties officeooo:rsid="00122eeb" officeooo:paragraph-rsid="00122eeb"/>
    </style:style>
    <style:style style:name="P8" style:family="paragraph" style:parent-style-name="Standard">
      <style:text-properties style:font-name="DejaVu Sans" fo:font-size="10pt" officeooo:paragraph-rsid="0013967e" style:font-size-asian="10pt" style:font-size-complex="10pt"/>
    </style:style>
    <style:style style:name="P9" style:family="paragraph" style:parent-style-name="Text_20_body">
      <style:text-properties officeooo:paragraph-rsid="001236c2"/>
    </style:style>
    <style:style style:name="P10" style:family="paragraph" style:parent-style-name="Text_20_body">
      <style:text-properties officeooo:rsid="001236c2" officeooo:paragraph-rsid="001236c2"/>
    </style:style>
    <style:style style:name="P11" style:family="paragraph" style:parent-style-name="Text_20_body" style:list-style-name="L2">
      <style:text-properties officeooo:rsid="001236c2" officeooo:paragraph-rsid="001236c2"/>
    </style:style>
    <style:style style:name="P12" style:family="paragraph" style:parent-style-name="Text_20_body" style:list-style-name="L2">
      <style:text-properties officeooo:rsid="00124ed1" officeooo:paragraph-rsid="00124ed1"/>
    </style:style>
    <style:style style:name="T1" style:family="text">
      <style:text-properties officeooo:rsid="0010e551"/>
    </style:style>
    <style:style style:name="T2" style:family="text">
      <style:text-properties officeooo:rsid="00122eeb"/>
    </style:style>
    <style:style style:name="T3" style:family="text">
      <style:text-properties officeooo:rsid="001236c2"/>
    </style:style>
    <style:style style:name="T4" style:family="text">
      <style:text-properties officeooo:rsid="00124ed1"/>
    </style:style>
    <style:style style:name="T5" style:family="text">
      <style:text-properties officeooo:rsid="001396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967e" style:font-weight-asian="normal" style:font-weight-complex="normal"/>
    </style:style>
    <style:style style:name="T9" style:family="text">
      <style:text-properties style:font-name="DejaVu Sans" fo:font-size="10pt" officeooo:rsid="0010e551" style:font-size-asian="10pt" style:font-size-complex="10pt"/>
    </style:style>
    <style:style style:name="T10" style:family="text">
      <style:text-properties style:font-name="DejaVu Sans" fo:font-size="10pt" fo:font-weight="normal" officeooo:rsid="0013967e" style:font-size-asian="10pt" style:font-weight-asian="normal" style:font-size-complex="10pt" style:font-weight-complex="normal"/>
    </style:style>
    <style:style style:name="T11" style:family="text">
      <style:text-properties style:font-name="DejaVu Sans" fo:font-weight="normal" officeooo:rsid="0013967e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uggested layout for a standardized import format for job databases</text:h>
      <text:p text:style-name="P9"/>
      <text:list text:style-name="L2">
        <text:list-item>
          <text:p text:style-name="P11">I am not defining here which data format language this should be presented in. <text:s/>It could use standard EDI formatting, XML, YAML, or any other common markup language. <text:s text:c="2"/>But it has to be a TEXT format, not binary.</text:p>
        </text:list-item>
        <text:list-item>
          <text:p text:style-name="P11">Some fields should be optional (as in excluding data in them does <text:span text:style-name="T4">no</text:span>t cause the file to be rejected. <text:s/><text:span text:style-name="T4">Certain others would be required</text:span></text:p>
        </text:list-item>
        <text:list-item>
          <text:p text:style-name="P12">Creating this in a standard markup language will make it easier to create the file in any code editor. <text:s/>Additionally there could be standalone file creation applications, <text:s/>and extensions to word processors like LibreOffice, Calligra Suite, OnlyOffice, and others. <text:s text:c="2"/>There would likely be online services to create the file online and download when done.</text:p>
        </text:list-item>
        <text:list-item>
          <text:p text:style-name="P12">The specification must be fully open and documented. <text:s/>Any extensions need to be added to the main specification. <text:s text:c="2"/>If additional data is needed by a particular site, the user would be prompted to add that data after successfully uploading their resume file.</text:p>
        </text:list-item>
        <text:list-item>
          <text:p text:style-name="P12">This will, by it’s very nature, not be a substitute for a human-readable resume.</text:p>
        </text:list-item>
        <text:list-item>
          <text:p text:style-name="P12">These are just proposed fields. <text:s/>The actual names of them would be codified in the specification.</text:p>
        </text:list-item>
      </text:list>
      <text:p text:style-name="P10"/>
      <text:p text:style-name="Horizontal_20_Line"/>
      <text:h text:style-name="P3" text:outline-level="1">Header:</text:h>
      <text:p text:style-name="P4"><text:span text:style-name="T3">D</text:span>ocument type</text:p>
      <text:p text:style-name="P4"><text:span text:style-name="T3">D</text:span>ate created <text:span text:style-name="T3">(split into YYYY, MM, DD ?)</text:span></text:p>
      <text:p text:style-name="P6"><text:span text:style-name="T3">E</text:span>xpiration date <text:span text:style-name="T3">(split into YYYY, MM, DD ?)</text:span></text:p>
      <text:p text:style-name="P4"/>
      <text:h text:style-name="Heading_20_1" text:outline-level="1">Body:</text:h>
      <text:p text:style-name="P4"/>
      <text:p text:style-name="P4">Candidate information</text:p>
      <text:p text:style-name="P4"><text:tab/>NAME</text:p>
      <text:p text:style-name="P4"><text:tab/><text:tab/>Given/First Name</text:p>
      <text:p text:style-name="P4"><text:tab/><text:tab/>Middle Name</text:p>
      <text:p text:style-name="P4"><text:tab/><text:tab/>Middle Initial</text:p>
      <text:p text:style-name="P4"><text:tab/><text:tab/>Surname/Last Name</text:p>
      <text:p text:style-name="P4"><text:soft-page-break/><text:tab/><text:tab/>Preferred Name</text:p>
      <text:p text:style-name="P4"><text:tab/>ADDRESS</text:p>
      <text:p text:style-name="P4"><text:tab/><text:tab/>Street Number</text:p>
      <text:p text:style-name="P4"><text:tab/><text:tab/>Street</text:p>
      <text:p text:style-name="P4"><text:tab/><text:tab/>Address Line 1</text:p>
      <text:p text:style-name="P4"><text:tab/><text:tab/>Address Line 2</text:p>
      <text:p text:style-name="P4"><text:tab/><text:tab/>Unit Number/Box Number</text:p>
      <text:p text:style-name="P4"><text:tab/><text:tab/>City/Town</text:p>
      <text:p text:style-name="P4"><text:tab/><text:tab/>State/Province/District</text:p>
      <text:p text:style-name="P4"><text:tab/><text:tab/>Postal Code</text:p>
      <text:p text:style-name="P4"><text:tab/><text:tab/>Country</text:p>
      <text:p text:style-name="P4"><text:tab/>PHONE <text:span text:style-name="T2">(allow multiple instances)</text:span></text:p>
      <text:p text:style-name="P4"><text:tab/><text:tab/>Country code</text:p>
      <text:p text:style-name="P4"><text:tab/><text:tab/>area code</text:p>
      <text:p text:style-name="P4"><text:tab/><text:tab/>number</text:p>
      <text:p text:style-name="P4"><text:tab/><text:tab/>Type (home, Mobile)</text:p>
      <text:p text:style-name="P4"><text:tab/><text:tab/>preferred (y/n)</text:p>
      <text:p text:style-name="P4"><text:tab/><text:span text:style-name="T2">EMAIL (allow multiple instances)</text:span></text:p>
      <text:p text:style-name="P4"><text:tab/><text:tab/><text:span text:style-name="T2">email address</text:span></text:p>
      <text:p text:style-name="P4"><text:tab/><text:tab/><text:span text:style-name="T2">type (personal.work)</text:span></text:p>
      <text:p text:style-name="P4"><text:tab/><text:tab/><text:span text:style-name="T2">preferred (y/n)</text:span></text:p>
      <text:p text:style-name="P5"/>
      <text:p text:style-name="P5"/>
      <text:p text:style-name="P7">Job Entries (allow multiple instances)</text:p>
      <text:p text:style-name="P7"><text:tab/>Job Title</text:p>
      <text:p text:style-name="P7"><text:tab/>Company (does this need location/phone info?)</text:p>
      <text:p text:style-name="P7"><text:tab/>start date</text:p>
      <text:p text:style-name="P7"><text:tab/><text:tab/>year</text:p>
      <text:p text:style-name="P7"><text:tab/><text:tab/>month</text:p>
      <text:p text:style-name="P7"><text:tab/><text:tab/>day</text:p>
      <text:p text:style-name="P7"><text:tab/>end date</text:p>
      <text:p text:style-name="P7"><text:tab/><text:tab/>year</text:p>
      <text:p text:style-name="P7"><text:tab/><text:tab/>month</text:p>
      <text:p text:style-name="P7"><text:tab/><text:tab/>day</text:p>
      <text:p text:style-name="P7"/>
      <text:p text:style-name="P7"><text:tab/><text:span text:style-name="T3">Manager/Supervisor</text:span></text:p>
      <text:p text:style-name="P7"><text:tab/><text:tab/><text:span text:style-name="T3">Name</text:span></text:p>
      <text:p text:style-name="P7"><text:tab/><text:tab/><text:span text:style-name="T3">Title</text:span></text:p>
      <text:p text:style-name="P7"><text:tab/><text:tab/><text:span text:style-name="T3">email</text:span></text:p>
      <text:p text:style-name="P7"><text:tab/><text:span text:style-name="T3">Reason for leaving</text:span></text:p>
      <text:p text:style-name="P7"><text:tab/><text:span text:style-name="T3">Job Responsibilities/Acchievements </text:span><text:span text:style-name="T5">(allow multiple instances)</text:span></text:p>
      <text:p text:style-name="P7"><text:tab/><text:span text:style-name="T3">Extra Notes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ejaVu Sans" fo:font-size="10pt" officeooo:paragraph-rsid="0013967e" style:font-size-asian="10pt" style:font-size-complex="10pt"/>
    </style:style>
    <style:style style:name="MP2" style:family="paragraph" style:parent-style-name="Footer">
      <style:text-properties style:font-name="DejaVu Sans" fo:font-size="10pt" officeooo:rsid="0013967e" officeooo:paragraph-rsid="0013967e" style:font-size-asian="10pt" style:font-size-complex="10pt"/>
    </style:style>
    <style:style style:name="MP3" style:family="paragraph" style:parent-style-name="Standard">
      <style:text-properties style:font-name="DejaVu Sans" fo:font-size="10pt" officeooo:paragraph-rsid="0013967e" style:font-size-asian="10pt" style:font-size-complex="10pt"/>
    </style:style>
    <style:style style:name="MT1" style:family="text">
      <style:text-properties fo:font-weight="normal" officeooo:rsid="0013967e" style:font-weight-asian="normal" style:font-weight-complex="normal"/>
    </style:style>
    <style:style style:name="MT2" style:family="text">
      <style:text-properties officeooo:rsid="0010e551"/>
    </style:style>
    <style:page-layout style:name="Mpm1">
      <style:page-layout-properties fo:page-width="8.5in" fo:page-height="11in" style:num-format="1" style:print-orientation="portrait" fo:margin-top="0.6in" fo:margin-bottom="0.8in" fo:margin-left="0.65in" fo:margin-right="0.6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orizontal_20_Line"/>
        <text:p text:style-name="MP1"><text:span text:style-name="MT1">Resume Data Import Proposal</text:span></text:p>
        <text:p text:style-name="MP2">Rev. 0.0.01<text:tab/>2025-April-11<text:tab/>Page <text:page-number text:select-page="current">2</text:page-number><text:s/>of <text:page-count>2</text:page-count></text:p>
        <text:p text:style-name="MP3"><text:span text:style-name="MT2">Published under a Creative Commons Attribution-ShareAlike license (CC BY-SA), version 4.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LaBarre</meta:initial-creator>
    <meta:creation-date>2025-04-11T11:38:46.606819807</meta:creation-date>
    <dc:date>2025-04-11T12:38:19.252625153</dc:date>
    <dc:creator>James LaBarre</dc:creator>
    <meta:editing-duration>PT34M4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60" meta:word-count="338" meta:character-count="2192" meta:non-whitespace-character-count="1834"/>
  </office:meta>
</office:document-meta>
</file>